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27c" officeooo:paragraph-rsid="0000027c"/>
    </style:style>
    <style:style style:name="T1" style:family="text">
      <style:text-properties officeooo:rsid="0000bba5"/>
    </style:style>
    <style:style style:name="T2" style:family="text">
      <style:text-properties officeooo:rsid="00018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é Carlos Mayoral Baños</text:p>
      <text:p text:style-name="P1"/>
      <text:p text:style-name="P1">All the things that have the same attributes like trees, animals and people can be considered in the programming class like a class. A class have attributes and methods. The attributes are the characteristics and the methods are what each instance or object can do with that attributes.</text:p>
      <text:p text:style-name="P1"/>
      <text:p text:style-name="P1">A interface is a collection of the headers of methods, so it can be used by any class that we want to have the same methods, so each class can have a different method but with the same name <text:span text:style-name="T1">and characteristic providing a better structure to code</text:span>. <text:span text:style-name="T2">When you used an interface you must use every method in it.</text:span></text:p>
      <text:p text:style-name="P1"/>
      <text:p text:style-name="P1">The classes are used when you have in common not only methods but also <text:s/>attributes, the method can be override but just when the class is inherited. A interface is just have methods so it cans be used in that situation when the attributes are different but you want to do the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02:39:17.537333054</meta:creation-date>
    <dc:date>2015-09-13T21:18:12.803672622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64" meta:character-count="898" meta:non-whitespace-character-count="737"/>
  </office:meta>
</office:document-meta>
</file>